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0.45mm"/>
    </style:style>
    <style:style style:name="co11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6"/>
        <table:table-column table:style-name="co11" table:default-cell-style-name="ce6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02:57.62706227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03:10.772822888</dc:date>
    <meta:editing-duration>PT33M56S</meta:editing-duration>
    <meta:editing-cycles>4</meta:editing-cycles>
    <meta:generator>LibreOffice/5.1.6.2$Linux_X86_64 LibreOffice_project/10m0$Build-2</meta:generator>
    <meta:document-statistic meta:table-count="3" meta:cell-count="32" meta:object-count="0"/>
  </office:meta>
</office:document-meta>
</file>